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4.002cm" svg:height="1.39cm" svg:x="7cm" svg:y="7.11cm">
          <draw:text-box>
            <text:p text:style-name="P1">Scaling in the clouds with spaces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ariKrishnan </meta:initial-creator>
    <meta:creation-date>2010-06-24T05:38:33</meta:creation-date>
    <meta:editing-duration>PT00H07M13S</meta:editing-duration>
    <meta:editing-cycles>2</meta:editing-cycles>
    <dc:date>2010-06-24T05:45:23</dc:date>
    <dc:creator>HariKrishnan </dc:creator>
    <meta:generator>OpenOffice.org/3.1$Linux OpenOffice.org_project/310m19$Build-9420</meta:generator>
    <meta:document-statistic meta:object-count="24"/>
  </office:meta>
</office:document-meta>
</file>